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868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none" fo:min-height="0.84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1.905cm" svg:x="11.16cm" svg:y="9.572cm">
          <text:p text:style-name="P1">INCOMPLE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62cm" svg:height="1.905cm" svg:x="4.81cm" svg:y="9.572cm">
          <text:p text:style-name="P1">VAL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62cm" svg:height="1.905cm" svg:x="17.51cm" svg:y="9.572cm">
          <text:p text:style-name="P1">TIMED_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9.377cm" svg:height="2.941cm" draw:transform="skewX (0.00471238898038464) rotate (-0.303512756921815) translate (9.51237275033814cm 8.99207213825197cm)" svg:viewBox="0 0 9378 2942" svg:d="M0 2942c4779-1 9378-2942 9378-2942">
          <text:p/>
        </draw:path>
        <draw:line draw:style-name="gr3" draw:text-style-name="P2" draw:layer="layout" svg:x1="18.462cm" svg:y1="11.795cm" svg:x2="19.732cm" svg:y2="11.477cm">
          <text:p/>
        </draw:line>
        <draw:line draw:style-name="gr4" draw:text-style-name="P2" draw:layer="layout" svg:x1="7.667cm" svg:y1="11.477cm" svg:x2="8.62cm" svg:y2="11.795cm">
          <text:p/>
        </draw:line>
        <draw:line draw:style-name="gr5" draw:text-style-name="P2" draw:layer="layout" svg:x1="17.51cm" svg:y1="10.525cm" svg:x2="15.922cm" svg:y2="10.525cm">
          <text:p/>
        </draw:line>
        <draw:line draw:style-name="gr5" draw:text-style-name="P2" draw:layer="layout" svg:x1="11.16cm" svg:y1="10.525cm" svg:x2="9.572cm" svg:y2="10.525cm">
          <text:p/>
        </draw:line>
        <draw:frame draw:style-name="gr6" draw:text-style-name="P3" draw:layer="layout" svg:width="5.544cm" svg:height="1.097cm" svg:x="10.842cm" svg:y="12.43cm">
          <draw:text-box>
            <text:p>Timeout deadline expired</text:p>
          </draw:text-box>
        </draw:frame>
        <draw:frame draw:style-name="gr6" draw:text-style-name="P3" draw:layer="layout" svg:width="2.54cm" svg:height="1.097cm" svg:x="15.605cm" svg:y="9.11cm">
          <draw:text-box>
            <text:p>Message Received</text:p>
          </draw:text-box>
        </draw:frame>
        <draw:frame draw:style-name="gr6" draw:text-style-name="P3" draw:layer="layout" svg:width="2.54cm" svg:height="1.52cm" svg:x="9.255cm" svg:y="8.687cm">
          <draw:text-box>
            <text:p>All messages recevied</text:p>
          </draw:text-box>
        </draw:frame>
        <draw:path draw:style-name="gr2" draw:text-style-name="P2" draw:layer="layout" svg:width="4.278cm" svg:height="1.453cm" draw:transform="skewX (-0.0539306738866247) rotate (-0.333183354205718) translate (14.4182913697211cm 10.3955306810459cm)" svg:viewBox="0 0 4279 1454" svg:d="M0 1454c2180 0 4279-1454 4279-1454">
          <text:p/>
        </draw:path>
        <draw:line draw:style-name="gr4" draw:text-style-name="P2" draw:layer="layout" svg:x1="13.699cm" svg:y1="11.477cm" svg:x2="14.017cm" svg:y2="11.7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1:14:06.383896317</meta:creation-date>
    <dc:date>2024-10-20T11:31:36.533083530</dc:date>
    <meta:editing-duration>PT6M57S</meta:editing-duration>
    <meta:editing-cycles>1</meta:editing-cycles>
    <meta:document-statistic meta:object-count="13"/>
    <meta:generator>LibreOffice/24.2.6.2$Linux_X86_64 LibreOffice_project/420$Build-2</meta:generator>
  </office:meta>
</office:document-meta>
</file>